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3080" officeooo:paragraph-rsid="00093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Key: 6de39fe5adfd4ab1b57e445485f225a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2:04:00.004361887</meta:creation-date>
    <dc:date>2017-01-25T22:04:41.200267015</dc:date>
    <meta:editing-duration>PT44S</meta:editing-duration>
    <meta:editing-cycles>1</meta:editing-cycles>
    <meta:document-statistic meta:table-count="0" meta:image-count="0" meta:object-count="0" meta:page-count="1" meta:paragraph-count="1" meta:word-count="3" meta:character-count="45" meta:non-whitespace-character-count="43"/>
    <meta:generator>LibreOffice/5.0.6.2$Linux_X86_64 LibreOffice_project/00$Build-2</meta:generator>
  </office:meta>
</office:document-meta>
</file>